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388016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132.33333333333" calcext:value-type="float">
            <text:p>1132</text:p>
          </table:table-cell>
          <table:table-cell table:number-columns-repeated="2"/>
          <table:table-cell table:style-name="ce2" table:formula="of:=AVERAGE([.M4:.M33])" office:value-type="float" office:value="347.511262265767" calcext:value-type="float">
            <text:p>347,51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7.432299259457" calcext:value-type="float">
            <text:p>17</text:p>
          </table:table-cell>
          <table:table-cell table:number-columns-repeated="2"/>
          <table:table-cell table:style-name="ce2" table:formula="of:=STDEV([.M4:.M33])" office:value-type="float" office:value="69.0295190895669" calcext:value-type="float">
            <text:p>69,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62" calcext:value-type="float">
            <text:p>71662</text:p>
          </table:table-cell>
          <table:table-cell office:value-type="float" office:value="1093" calcext:value-type="float">
            <text:p>1093</text:p>
          </table:table-cell>
          <table:table-cell office:value-type="float" office:value="1615" calcext:value-type="float">
            <text:p>1615</text:p>
          </table:table-cell>
          <table:table-cell office:value-type="float" office:value="1093" calcext:value-type="float">
            <text:p>1093</text:p>
          </table:table-cell>
          <table:table-cell table:formula="of:=([.J4]/([.B4]-[.I4]))" office:value-type="percentage" office:value="0.0071537968138442" calcext:value-type="percentage">
            <text:p>0,72%</text:p>
          </table:table-cell>
          <table:table-cell office:value-type="float" office:value="151693" calcext:value-type="float">
            <text:p>151693</text:p>
          </table:table-cell>
          <table:table-cell office:value-type="float" office:value="298.406579971" calcext:value-type="float">
            <text:p>298,406579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2" calcext:value-type="float">
            <text:p>71622</text:p>
          </table:table-cell>
          <table:table-cell office:value-type="float" office:value="1133" calcext:value-type="float">
            <text:p>1133</text:p>
          </table:table-cell>
          <table:table-cell office:value-type="float" office:value="1615" calcext:value-type="float">
            <text:p>1615</text:p>
          </table:table-cell>
          <table:table-cell office:value-type="float" office:value="1133" calcext:value-type="float">
            <text:p>1133</text:p>
          </table:table-cell>
          <table:table-cell table:formula="of:=([.J5]/([.B5]-[.I5]))" office:value-type="percentage" office:value="0.00741560090584216" calcext:value-type="percentage">
            <text:p>0,74%</text:p>
          </table:table-cell>
          <table:table-cell office:value-type="float" office:value="151653" calcext:value-type="float">
            <text:p>151653</text:p>
          </table:table-cell>
          <table:table-cell office:value-type="float" office:value="296.523380041" calcext:value-type="float">
            <text:p>296,523380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6" calcext:value-type="float">
            <text:p>71626</text:p>
          </table:table-cell>
          <table:table-cell office:value-type="float" office:value="1129" calcext:value-type="float">
            <text:p>1129</text:p>
          </table:table-cell>
          <table:table-cell office:value-type="float" office:value="1615" calcext:value-type="float">
            <text:p>1615</text:p>
          </table:table-cell>
          <table:table-cell office:value-type="float" office:value="1129" calcext:value-type="float">
            <text:p>1129</text:p>
          </table:table-cell>
          <table:table-cell table:formula="of:=([.J6]/([.B6]-[.I6]))" office:value-type="percentage" office:value="0.00738942049664236" calcext:value-type="percentage">
            <text:p>0,74%</text:p>
          </table:table-cell>
          <table:table-cell office:value-type="float" office:value="151657" calcext:value-type="float">
            <text:p>151657</text:p>
          </table:table-cell>
          <table:table-cell office:value-type="float" office:value="460.549787998" calcext:value-type="float">
            <text:p>460,549787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13" calcext:value-type="float">
            <text:p>71613</text:p>
          </table:table-cell>
          <table:table-cell office:value-type="float" office:value="1142" calcext:value-type="float">
            <text:p>1142</text:p>
          </table:table-cell>
          <table:table-cell office:value-type="float" office:value="1615" calcext:value-type="float">
            <text:p>1615</text:p>
          </table:table-cell>
          <table:table-cell office:value-type="float" office:value="1142" calcext:value-type="float">
            <text:p>1142</text:p>
          </table:table-cell>
          <table:table-cell table:formula="of:=([.J7]/([.B7]-[.I7]))" office:value-type="percentage" office:value="0.0074745068265417" calcext:value-type="percentage">
            <text:p>0,75%</text:p>
          </table:table-cell>
          <table:table-cell office:value-type="float" office:value="151644" calcext:value-type="float">
            <text:p>151644</text:p>
          </table:table-cell>
          <table:table-cell office:value-type="float" office:value="295.325941801" calcext:value-type="float">
            <text:p>295,325941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9" calcext:value-type="float">
            <text:p>71629</text:p>
          </table:table-cell>
          <table:table-cell office:value-type="float" office:value="1126" calcext:value-type="float">
            <text:p>1126</text:p>
          </table:table-cell>
          <table:table-cell office:value-type="float" office:value="1615" calcext:value-type="float">
            <text:p>1615</text:p>
          </table:table-cell>
          <table:table-cell office:value-type="float" office:value="1126" calcext:value-type="float">
            <text:p>1126</text:p>
          </table:table-cell>
          <table:table-cell table:formula="of:=([.J8]/([.B8]-[.I8]))" office:value-type="percentage" office:value="0.00736978518974252" calcext:value-type="percentage">
            <text:p>0,74%</text:p>
          </table:table-cell>
          <table:table-cell office:value-type="float" office:value="151660" calcext:value-type="float">
            <text:p>151660</text:p>
          </table:table-cell>
          <table:table-cell office:value-type="float" office:value="419.551000118" calcext:value-type="float">
            <text:p>419,551000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592" calcext:value-type="float">
            <text:p>71592</text:p>
          </table:table-cell>
          <table:table-cell office:value-type="float" office:value="1163" calcext:value-type="float">
            <text:p>1163</text:p>
          </table:table-cell>
          <table:table-cell office:value-type="float" office:value="1615" calcext:value-type="float">
            <text:p>1615</text:p>
          </table:table-cell>
          <table:table-cell office:value-type="float" office:value="1163" calcext:value-type="float">
            <text:p>1163</text:p>
          </table:table-cell>
          <table:table-cell table:formula="of:=([.J9]/([.B9]-[.I9]))" office:value-type="percentage" office:value="0.00761195397484063" calcext:value-type="percentage">
            <text:p>0,76%</text:p>
          </table:table-cell>
          <table:table-cell office:value-type="float" office:value="151623" calcext:value-type="float">
            <text:p>151623</text:p>
          </table:table-cell>
          <table:table-cell office:value-type="float" office:value="505.271179914" calcext:value-type="float">
            <text:p>505,271179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5" calcext:value-type="float">
            <text:p>71635</text:p>
          </table:table-cell>
          <table:table-cell office:value-type="float" office:value="1120" calcext:value-type="float">
            <text:p>1120</text:p>
          </table:table-cell>
          <table:table-cell office:value-type="float" office:value="1615" calcext:value-type="float">
            <text:p>1615</text:p>
          </table:table-cell>
          <table:table-cell office:value-type="float" office:value="1120" calcext:value-type="float">
            <text:p>1120</text:p>
          </table:table-cell>
          <table:table-cell table:formula="of:=([.J10]/([.B10]-[.I10]))" office:value-type="percentage" office:value="0.00733051457594282" calcext:value-type="percentage">
            <text:p>0,73%</text:p>
          </table:table-cell>
          <table:table-cell office:value-type="float" office:value="151666" calcext:value-type="float">
            <text:p>151666</text:p>
          </table:table-cell>
          <table:table-cell office:value-type="float" office:value="297.205511093" calcext:value-type="float">
            <text:p>297,205511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6" calcext:value-type="float">
            <text:p>71626</text:p>
          </table:table-cell>
          <table:table-cell office:value-type="float" office:value="1129" calcext:value-type="float">
            <text:p>1129</text:p>
          </table:table-cell>
          <table:table-cell office:value-type="float" office:value="1615" calcext:value-type="float">
            <text:p>1615</text:p>
          </table:table-cell>
          <table:table-cell office:value-type="float" office:value="1129" calcext:value-type="float">
            <text:p>1129</text:p>
          </table:table-cell>
          <table:table-cell table:formula="of:=([.J11]/([.B11]-[.I11]))" office:value-type="percentage" office:value="0.00738942049664236" calcext:value-type="percentage">
            <text:p>0,74%</text:p>
          </table:table-cell>
          <table:table-cell office:value-type="float" office:value="151657" calcext:value-type="float">
            <text:p>151657</text:p>
          </table:table-cell>
          <table:table-cell office:value-type="float" office:value="295.236397028" calcext:value-type="float">
            <text:p>295,236397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0" calcext:value-type="float">
            <text:p>71620</text:p>
          </table:table-cell>
          <table:table-cell office:value-type="float" office:value="1135" calcext:value-type="float">
            <text:p>1135</text:p>
          </table:table-cell>
          <table:table-cell office:value-type="float" office:value="1615" calcext:value-type="float">
            <text:p>1615</text:p>
          </table:table-cell>
          <table:table-cell office:value-type="float" office:value="1135" calcext:value-type="float">
            <text:p>1135</text:p>
          </table:table-cell>
          <table:table-cell table:formula="of:=([.J12]/([.B12]-[.I12]))" office:value-type="percentage" office:value="0.00742869111044206" calcext:value-type="percentage">
            <text:p>0,74%</text:p>
          </table:table-cell>
          <table:table-cell office:value-type="float" office:value="151651" calcext:value-type="float">
            <text:p>151651</text:p>
          </table:table-cell>
          <table:table-cell office:value-type="float" office:value="422.836072922" calcext:value-type="float">
            <text:p>422,836072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02" calcext:value-type="float">
            <text:p>71602</text:p>
          </table:table-cell>
          <table:table-cell office:value-type="float" office:value="1153" calcext:value-type="float">
            <text:p>1153</text:p>
          </table:table-cell>
          <table:table-cell office:value-type="float" office:value="1615" calcext:value-type="float">
            <text:p>1615</text:p>
          </table:table-cell>
          <table:table-cell office:value-type="float" office:value="1153" calcext:value-type="float">
            <text:p>1153</text:p>
          </table:table-cell>
          <table:table-cell table:formula="of:=([.J13]/([.B13]-[.I13]))" office:value-type="percentage" office:value="0.00754650295184114" calcext:value-type="percentage">
            <text:p>0,75%</text:p>
          </table:table-cell>
          <table:table-cell office:value-type="float" office:value="151633" calcext:value-type="float">
            <text:p>151633</text:p>
          </table:table-cell>
          <table:table-cell office:value-type="float" office:value="294.213297844" calcext:value-type="float">
            <text:p>294,2132978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10" calcext:value-type="float">
            <text:p>71610</text:p>
          </table:table-cell>
          <table:table-cell office:value-type="float" office:value="1145" calcext:value-type="float">
            <text:p>1145</text:p>
          </table:table-cell>
          <table:table-cell office:value-type="float" office:value="1615" calcext:value-type="float">
            <text:p>1615</text:p>
          </table:table-cell>
          <table:table-cell office:value-type="float" office:value="1145" calcext:value-type="float">
            <text:p>1145</text:p>
          </table:table-cell>
          <table:table-cell table:formula="of:=([.J14]/([.B14]-[.I14]))" office:value-type="percentage" office:value="0.00749414213344155" calcext:value-type="percentage">
            <text:p>0,75%</text:p>
          </table:table-cell>
          <table:table-cell office:value-type="float" office:value="151641" calcext:value-type="float">
            <text:p>151641</text:p>
          </table:table-cell>
          <table:table-cell office:value-type="float" office:value="377.397520065" calcext:value-type="float">
            <text:p>377,397520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8" calcext:value-type="float">
            <text:p>71628</text:p>
          </table:table-cell>
          <table:table-cell office:value-type="float" office:value="1127" calcext:value-type="float">
            <text:p>1127</text:p>
          </table:table-cell>
          <table:table-cell office:value-type="float" office:value="1615" calcext:value-type="float">
            <text:p>1615</text:p>
          </table:table-cell>
          <table:table-cell office:value-type="float" office:value="1127" calcext:value-type="float">
            <text:p>1127</text:p>
          </table:table-cell>
          <table:table-cell table:formula="of:=([.J15]/([.B15]-[.I15]))" office:value-type="percentage" office:value="0.00737633029204246" calcext:value-type="percentage">
            <text:p>0,74%</text:p>
          </table:table-cell>
          <table:table-cell office:value-type="float" office:value="151659" calcext:value-type="float">
            <text:p>151659</text:p>
          </table:table-cell>
          <table:table-cell office:value-type="float" office:value="417.317551851" calcext:value-type="float">
            <text:p>417,3175518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08" calcext:value-type="float">
            <text:p>71608</text:p>
          </table:table-cell>
          <table:table-cell office:value-type="float" office:value="1147" calcext:value-type="float">
            <text:p>1147</text:p>
          </table:table-cell>
          <table:table-cell office:value-type="float" office:value="1615" calcext:value-type="float">
            <text:p>1615</text:p>
          </table:table-cell>
          <table:table-cell office:value-type="float" office:value="1147" calcext:value-type="float">
            <text:p>1147</text:p>
          </table:table-cell>
          <table:table-cell table:formula="of:=([.J16]/([.B16]-[.I16]))" office:value-type="percentage" office:value="0.00750723233804144" calcext:value-type="percentage">
            <text:p>0,75%</text:p>
          </table:table-cell>
          <table:table-cell office:value-type="float" office:value="151639" calcext:value-type="float">
            <text:p>151639</text:p>
          </table:table-cell>
          <table:table-cell office:value-type="float" office:value="295.901994944" calcext:value-type="float">
            <text:p>295,901994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591" calcext:value-type="float">
            <text:p>71591</text:p>
          </table:table-cell>
          <table:table-cell office:value-type="float" office:value="1164" calcext:value-type="float">
            <text:p>1164</text:p>
          </table:table-cell>
          <table:table-cell office:value-type="float" office:value="1615" calcext:value-type="float">
            <text:p>1615</text:p>
          </table:table-cell>
          <table:table-cell office:value-type="float" office:value="1164" calcext:value-type="float">
            <text:p>1164</text:p>
          </table:table-cell>
          <table:table-cell table:formula="of:=([.J17]/([.B17]-[.I17]))" office:value-type="percentage" office:value="0.00761849907714058" calcext:value-type="percentage">
            <text:p>0,76%</text:p>
          </table:table-cell>
          <table:table-cell office:value-type="float" office:value="151622" calcext:value-type="float">
            <text:p>151622</text:p>
          </table:table-cell>
          <table:table-cell office:value-type="float" office:value="416.355694056" calcext:value-type="float">
            <text:p>416,355694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8" calcext:value-type="float">
            <text:p>71628</text:p>
          </table:table-cell>
          <table:table-cell office:value-type="float" office:value="1127" calcext:value-type="float">
            <text:p>1127</text:p>
          </table:table-cell>
          <table:table-cell office:value-type="float" office:value="1615" calcext:value-type="float">
            <text:p>1615</text:p>
          </table:table-cell>
          <table:table-cell office:value-type="float" office:value="1127" calcext:value-type="float">
            <text:p>1127</text:p>
          </table:table-cell>
          <table:table-cell table:formula="of:=([.J18]/([.B18]-[.I18]))" office:value-type="percentage" office:value="0.00737633029204246" calcext:value-type="percentage">
            <text:p>0,74%</text:p>
          </table:table-cell>
          <table:table-cell office:value-type="float" office:value="151659" calcext:value-type="float">
            <text:p>151659</text:p>
          </table:table-cell>
          <table:table-cell office:value-type="float" office:value="378.924610853" calcext:value-type="float">
            <text:p>378,924610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18" calcext:value-type="float">
            <text:p>71618</text:p>
          </table:table-cell>
          <table:table-cell office:value-type="float" office:value="1137" calcext:value-type="float">
            <text:p>1137</text:p>
          </table:table-cell>
          <table:table-cell office:value-type="float" office:value="1615" calcext:value-type="float">
            <text:p>1615</text:p>
          </table:table-cell>
          <table:table-cell office:value-type="float" office:value="1137" calcext:value-type="float">
            <text:p>1137</text:p>
          </table:table-cell>
          <table:table-cell table:formula="of:=([.J19]/([.B19]-[.I19]))" office:value-type="percentage" office:value="0.00744178131504195" calcext:value-type="percentage">
            <text:p>0,74%</text:p>
          </table:table-cell>
          <table:table-cell office:value-type="float" office:value="151649" calcext:value-type="float">
            <text:p>151649</text:p>
          </table:table-cell>
          <table:table-cell office:value-type="float" office:value="292.388893127" calcext:value-type="float">
            <text:p>292,3888931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01" calcext:value-type="float">
            <text:p>71601</text:p>
          </table:table-cell>
          <table:table-cell office:value-type="float" office:value="1154" calcext:value-type="float">
            <text:p>1154</text:p>
          </table:table-cell>
          <table:table-cell office:value-type="float" office:value="1615" calcext:value-type="float">
            <text:p>1615</text:p>
          </table:table-cell>
          <table:table-cell office:value-type="float" office:value="1154" calcext:value-type="float">
            <text:p>1154</text:p>
          </table:table-cell>
          <table:table-cell table:formula="of:=([.J20]/([.B20]-[.I20]))" office:value-type="percentage" office:value="0.00755304805414109" calcext:value-type="percentage">
            <text:p>0,76%</text:p>
          </table:table-cell>
          <table:table-cell office:value-type="float" office:value="151632" calcext:value-type="float">
            <text:p>151632</text:p>
          </table:table-cell>
          <table:table-cell office:value-type="float" office:value="416.66286087" calcext:value-type="float">
            <text:p>416,662860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01" calcext:value-type="float">
            <text:p>71601</text:p>
          </table:table-cell>
          <table:table-cell office:value-type="float" office:value="1154" calcext:value-type="float">
            <text:p>1154</text:p>
          </table:table-cell>
          <table:table-cell office:value-type="float" office:value="1615" calcext:value-type="float">
            <text:p>1615</text:p>
          </table:table-cell>
          <table:table-cell office:value-type="float" office:value="1154" calcext:value-type="float">
            <text:p>1154</text:p>
          </table:table-cell>
          <table:table-cell table:formula="of:=([.J21]/([.B21]-[.I21]))" office:value-type="percentage" office:value="0.00755304805414109" calcext:value-type="percentage">
            <text:p>0,76%</text:p>
          </table:table-cell>
          <table:table-cell office:value-type="float" office:value="151632" calcext:value-type="float">
            <text:p>151632</text:p>
          </table:table-cell>
          <table:table-cell office:value-type="float" office:value="294.851864815" calcext:value-type="float">
            <text:p>294,8518648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56" calcext:value-type="float">
            <text:p>71656</text:p>
          </table:table-cell>
          <table:table-cell office:value-type="float" office:value="1099" calcext:value-type="float">
            <text:p>1099</text:p>
          </table:table-cell>
          <table:table-cell office:value-type="float" office:value="1615" calcext:value-type="float">
            <text:p>1615</text:p>
          </table:table-cell>
          <table:table-cell office:value-type="float" office:value="1099" calcext:value-type="float">
            <text:p>1099</text:p>
          </table:table-cell>
          <table:table-cell table:formula="of:=([.J22]/([.B22]-[.I22]))" office:value-type="percentage" office:value="0.00719306742764389" calcext:value-type="percentage">
            <text:p>0,72%</text:p>
          </table:table-cell>
          <table:table-cell office:value-type="float" office:value="151687" calcext:value-type="float">
            <text:p>151687</text:p>
          </table:table-cell>
          <table:table-cell office:value-type="float" office:value="457.802352905" calcext:value-type="float">
            <text:p>457,802352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2" calcext:value-type="float">
            <text:p>71632</text:p>
          </table:table-cell>
          <table:table-cell office:value-type="float" office:value="1123" calcext:value-type="float">
            <text:p>1123</text:p>
          </table:table-cell>
          <table:table-cell office:value-type="float" office:value="1615" calcext:value-type="float">
            <text:p>1615</text:p>
          </table:table-cell>
          <table:table-cell office:value-type="float" office:value="1123" calcext:value-type="float">
            <text:p>1123</text:p>
          </table:table-cell>
          <table:table-cell table:formula="of:=([.J23]/([.B23]-[.I23]))" office:value-type="percentage" office:value="0.00735014988284267" calcext:value-type="percentage">
            <text:p>0,74%</text:p>
          </table:table-cell>
          <table:table-cell office:value-type="float" office:value="151663" calcext:value-type="float">
            <text:p>151663</text:p>
          </table:table-cell>
          <table:table-cell office:value-type="float" office:value="296.351778984" calcext:value-type="float">
            <text:p>296,351778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8" calcext:value-type="float">
            <text:p>71638</text:p>
          </table:table-cell>
          <table:table-cell office:value-type="float" office:value="1117" calcext:value-type="float">
            <text:p>1117</text:p>
          </table:table-cell>
          <table:table-cell office:value-type="float" office:value="1615" calcext:value-type="float">
            <text:p>1615</text:p>
          </table:table-cell>
          <table:table-cell office:value-type="float" office:value="1117" calcext:value-type="float">
            <text:p>1117</text:p>
          </table:table-cell>
          <table:table-cell table:formula="of:=([.J24]/([.B24]-[.I24]))" office:value-type="percentage" office:value="0.00731087926904298" calcext:value-type="percentage">
            <text:p>0,73%</text:p>
          </table:table-cell>
          <table:table-cell office:value-type="float" office:value="151669" calcext:value-type="float">
            <text:p>151669</text:p>
          </table:table-cell>
          <table:table-cell office:value-type="float" office:value="294.506404877" calcext:value-type="float">
            <text:p>294,5064048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6" calcext:value-type="float">
            <text:p>71636</text:p>
          </table:table-cell>
          <table:table-cell office:value-type="float" office:value="1119" calcext:value-type="float">
            <text:p>1119</text:p>
          </table:table-cell>
          <table:table-cell office:value-type="float" office:value="1615" calcext:value-type="float">
            <text:p>1615</text:p>
          </table:table-cell>
          <table:table-cell office:value-type="float" office:value="1119" calcext:value-type="float">
            <text:p>1119</text:p>
          </table:table-cell>
          <table:table-cell table:formula="of:=([.J25]/([.B25]-[.I25]))" office:value-type="percentage" office:value="0.00732396947364287" calcext:value-type="percentage">
            <text:p>0,73%</text:p>
          </table:table-cell>
          <table:table-cell office:value-type="float" office:value="151667" calcext:value-type="float">
            <text:p>151667</text:p>
          </table:table-cell>
          <table:table-cell office:value-type="float" office:value="293.184237003" calcext:value-type="float">
            <text:p>293,184237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09" calcext:value-type="float">
            <text:p>71609</text:p>
          </table:table-cell>
          <table:table-cell office:value-type="float" office:value="1146" calcext:value-type="float">
            <text:p>1146</text:p>
          </table:table-cell>
          <table:table-cell office:value-type="float" office:value="1615" calcext:value-type="float">
            <text:p>1615</text:p>
          </table:table-cell>
          <table:table-cell office:value-type="float" office:value="1146" calcext:value-type="float">
            <text:p>1146</text:p>
          </table:table-cell>
          <table:table-cell table:formula="of:=([.J26]/([.B26]-[.I26]))" office:value-type="percentage" office:value="0.0075006872357415" calcext:value-type="percentage">
            <text:p>0,75%</text:p>
          </table:table-cell>
          <table:table-cell office:value-type="float" office:value="151640" calcext:value-type="float">
            <text:p>151640</text:p>
          </table:table-cell>
          <table:table-cell office:value-type="float" office:value="427.277341127" calcext:value-type="float">
            <text:p>427,2773411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44" calcext:value-type="float">
            <text:p>71644</text:p>
          </table:table-cell>
          <table:table-cell office:value-type="float" office:value="1111" calcext:value-type="float">
            <text:p>1111</text:p>
          </table:table-cell>
          <table:table-cell office:value-type="float" office:value="1615" calcext:value-type="float">
            <text:p>1615</text:p>
          </table:table-cell>
          <table:table-cell office:value-type="float" office:value="1111" calcext:value-type="float">
            <text:p>1111</text:p>
          </table:table-cell>
          <table:table-cell table:formula="of:=([.J27]/([.B27]-[.I27]))" office:value-type="percentage" office:value="0.00727160865524328" calcext:value-type="percentage">
            <text:p>0,73%</text:p>
          </table:table-cell>
          <table:table-cell office:value-type="float" office:value="151675" calcext:value-type="float">
            <text:p>151675</text:p>
          </table:table-cell>
          <table:table-cell office:value-type="float" office:value="294.963376999" calcext:value-type="float">
            <text:p>294,963376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4" calcext:value-type="float">
            <text:p>71634</text:p>
          </table:table-cell>
          <table:table-cell office:value-type="float" office:value="1121" calcext:value-type="float">
            <text:p>1121</text:p>
          </table:table-cell>
          <table:table-cell office:value-type="float" office:value="1615" calcext:value-type="float">
            <text:p>1615</text:p>
          </table:table-cell>
          <table:table-cell office:value-type="float" office:value="1121" calcext:value-type="float">
            <text:p>1121</text:p>
          </table:table-cell>
          <table:table-cell table:formula="of:=([.J28]/([.B28]-[.I28]))" office:value-type="percentage" office:value="0.00733705967824277" calcext:value-type="percentage">
            <text:p>0,73%</text:p>
          </table:table-cell>
          <table:table-cell office:value-type="float" office:value="151665" calcext:value-type="float">
            <text:p>151665</text:p>
          </table:table-cell>
          <table:table-cell office:value-type="float" office:value="294.187762022" calcext:value-type="float">
            <text:p>294,187762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11" calcext:value-type="float">
            <text:p>71611</text:p>
          </table:table-cell>
          <table:table-cell office:value-type="float" office:value="1144" calcext:value-type="float">
            <text:p>1144</text:p>
          </table:table-cell>
          <table:table-cell office:value-type="float" office:value="1615" calcext:value-type="float">
            <text:p>1615</text:p>
          </table:table-cell>
          <table:table-cell office:value-type="float" office:value="1144" calcext:value-type="float">
            <text:p>1144</text:p>
          </table:table-cell>
          <table:table-cell table:formula="of:=([.J29]/([.B29]-[.I29]))" office:value-type="percentage" office:value="0.0074875970311416" calcext:value-type="percentage">
            <text:p>0,75%</text:p>
          </table:table-cell>
          <table:table-cell office:value-type="float" office:value="151642" calcext:value-type="float">
            <text:p>151642</text:p>
          </table:table-cell>
          <table:table-cell office:value-type="float" office:value="417.727648973" calcext:value-type="float">
            <text:p>417,7276489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07" calcext:value-type="float">
            <text:p>71607</text:p>
          </table:table-cell>
          <table:table-cell office:value-type="float" office:value="1148" calcext:value-type="float">
            <text:p>1148</text:p>
          </table:table-cell>
          <table:table-cell office:value-type="float" office:value="1615" calcext:value-type="float">
            <text:p>1615</text:p>
          </table:table-cell>
          <table:table-cell office:value-type="float" office:value="1148" calcext:value-type="float">
            <text:p>1148</text:p>
          </table:table-cell>
          <table:table-cell table:formula="of:=([.J30]/([.B30]-[.I30]))" office:value-type="percentage" office:value="0.00751377744034139" calcext:value-type="percentage">
            <text:p>0,75%</text:p>
          </table:table-cell>
          <table:table-cell office:value-type="float" office:value="151638" calcext:value-type="float">
            <text:p>151638</text:p>
          </table:table-cell>
          <table:table-cell office:value-type="float" office:value="294.521614075" calcext:value-type="float">
            <text:p>294,5216140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9" calcext:value-type="float">
            <text:p>71639</text:p>
          </table:table-cell>
          <table:table-cell office:value-type="float" office:value="1116" calcext:value-type="float">
            <text:p>1116</text:p>
          </table:table-cell>
          <table:table-cell office:value-type="float" office:value="1615" calcext:value-type="float">
            <text:p>1615</text:p>
          </table:table-cell>
          <table:table-cell office:value-type="float" office:value="1116" calcext:value-type="float">
            <text:p>1116</text:p>
          </table:table-cell>
          <table:table-cell table:formula="of:=([.J31]/([.B31]-[.I31]))" office:value-type="percentage" office:value="0.00730433416674303" calcext:value-type="percentage">
            <text:p>0,73%</text:p>
          </table:table-cell>
          <table:table-cell office:value-type="float" office:value="151670" calcext:value-type="float">
            <text:p>151670</text:p>
          </table:table-cell>
          <table:table-cell office:value-type="float" office:value="295.101344824" calcext:value-type="float">
            <text:p>295,1013448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34" calcext:value-type="float">
            <text:p>71634</text:p>
          </table:table-cell>
          <table:table-cell office:value-type="float" office:value="1121" calcext:value-type="float">
            <text:p>1121</text:p>
          </table:table-cell>
          <table:table-cell office:value-type="float" office:value="1615" calcext:value-type="float">
            <text:p>1615</text:p>
          </table:table-cell>
          <table:table-cell office:value-type="float" office:value="1121" calcext:value-type="float">
            <text:p>1121</text:p>
          </table:table-cell>
          <table:table-cell table:formula="of:=([.J32]/([.B32]-[.I32]))" office:value-type="percentage" office:value="0.00733705967824277" calcext:value-type="percentage">
            <text:p>0,73%</text:p>
          </table:table-cell>
          <table:table-cell office:value-type="float" office:value="151665" calcext:value-type="float">
            <text:p>151665</text:p>
          </table:table-cell>
          <table:table-cell office:value-type="float" office:value="292.588737011" calcext:value-type="float">
            <text:p>292,5887370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71628" calcext:value-type="float">
            <text:p>71628</text:p>
          </table:table-cell>
          <table:table-cell office:value-type="float" office:value="1127" calcext:value-type="float">
            <text:p>1127</text:p>
          </table:table-cell>
          <table:table-cell office:value-type="float" office:value="1615" calcext:value-type="float">
            <text:p>1615</text:p>
          </table:table-cell>
          <table:table-cell office:value-type="float" office:value="1127" calcext:value-type="float">
            <text:p>1127</text:p>
          </table:table-cell>
          <table:table-cell table:formula="of:=([.J33]/([.B33]-[.I33]))" office:value-type="percentage" office:value="0.00737633029204246" calcext:value-type="percentage">
            <text:p>0,74%</text:p>
          </table:table-cell>
          <table:table-cell office:value-type="float" office:value="151659" calcext:value-type="float">
            <text:p>151659</text:p>
          </table:table-cell>
          <table:table-cell office:value-type="float" office:value="292.205129862" calcext:value-type="float">
            <text:p>292,205129862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741123750430886" calcext:value-type="percentage">
            <text:p>0,74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1409618197647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1" loext:min-decimal-places="1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6:30.5120282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7:20.369379998</dc:date>
    <meta:editing-duration>PT2M10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